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h text:outline-level="1">Pro-Level Synology + Home Assistant Surveillance System</text:h>
      <text:p>This document outlines a professional-grade surveillance system compatible with both Synology Surveillance Station and Home Assistant (via Frigate). The system prioritizes long-term reliability, secure local storage, advanced analytics, and integration flexibility. All listed cameras are enterprise-grade, ONVIF-compliant, support encrypted streaming, and record in 4K or higher resolution. Cost ranges are approximate and may vary by supplier or volume discounts.</text:p>
      <text:h text:outline-level="2">2 x Front Doors (adjacent to stairways) – Axis P3245-LVE</text:h>
      <text:p>• Key Features:</text:p>
      <text:p>  - Full WDR, Face &amp; Loitering Detection</text:p>
      <text:p>  - Dome housing preferred for aesthetics and protection</text:p>
      <text:p>• Integration: ONVIF, Synology, Home Assistant via RTSP and Frigate</text:p>
      <text:p>• Estimated Cost: &lt; $1,000 each (flexible)</text:p>
      <text:h text:outline-level="2">1 x Driveway (mounted in artificial rock) – Axis Q1798-LE</text:h>
      <text:p>• Key Features:</text:p>
      <text:p>  - Legible license plates at night while moving</text:p>
      <text:p>  - LPR-capable, Wide Dynamic Range, IR ≥ 40ft</text:p>
      <text:p>  - Dome style preferred</text:p>
      <text:p>• Integration: ONVIF, Synology, Home Assistant via RTSP and Frigate</text:p>
      <text:p>• Estimated Cost: &lt; $1,000 (flexible if superior image quality)</text:p>
      <text:h text:outline-level="2">1 x Side Path (12ft high, 6x6 post) – Hanwha PNV-A9081R</text:h>
      <text:p>• Key Features:</text:p>
      <text:p>  - 4K AI Dome, Object Classification (face, person, vehicle)</text:p>
      <text:p>  - Varifocal lens and optimized IR</text:p>
      <text:p>• Integration: ONVIF, Synology, Home Assistant via RTSP and Frigate</text:p>
      <text:p>• Estimated Cost: &lt; $1,000</text:p>
      <text:h text:outline-level="2">2 x Back Doors (lower deck) – Hanwha QNV-C9083R</text:h>
      <text:p>• Key Features:</text:p>
      <text:p>  - Human Detection, animal filtering</text:p>
      <text:p>  - Night-vision optimized, outdoor-rated</text:p>
      <text:p>  - Wall or doorbell-style mountable</text:p>
      <text:p>• Integration: ONVIF, Synology, Home Assistant via RTSP and Frigate</text:p>
      <text:p>• Estimated Cost: &lt;&lt; $1,000 each</text:p>
      <text:h text:outline-level="2">System AI (Home Assistant Server) – Coral USB TPU + Frigate</text:h>
      <text:p>• Key Features:</text:p>
      <text:p>  - Local object recognition, face detection</text:p>
      <text:p>  - Smart event labeling, full privacy (no cloud)</text:p>
      <text:p>• Integration: ONVIF, Synology, Home Assistant via RTSP and Frigate</text:p>
      <text:p>• Estimated Cost: $120–150</text:p>
      <text:h text:outline-level="1">Setup Checklist</text:h>
      <text:h text:outline-level="2">Local Server / AI Module</text:h>
      <text:p>• Install Home Assistant OS or supervised instance on dedicated hardware (e.g., HA Yellow, Intel NUC)</text:p>
      <text:p>• Connect Coral USB TPU to USB 3.0 port and confirm it's recognized</text:p>
      <text:p>• Install and configure Frigate (as Add-on or Docker) in Home Assistant</text:p>
      <text:h text:outline-level="2">Network Configuration</text:h>
      <text:p>• Assign static IPs for all cameras and the HA server</text:p>
      <text:p>• Disable outbound internet access for all cameras (block cloud communication)</text:p>
      <text:p>• Ensure PoE switch power capacity matches camera draw</text:p>
      <text:h text:outline-level="2">Synology Surveillance Station</text:h>
      <text:p>• Add all cameras via ONVIF or RTSP</text:p>
      <text:p>• Configure recording: 24/7 with motion-flagged bookmarks</text:p>
      <text:p>• Set 30-day retention policy for each feed</text:p>
      <text:p>• Create motion detection zones per camera</text:p>
      <text:p>• Test live view and playback via DS Cam mobile app (for household use)</text:p>
      <text:h text:outline-level="2">Frigate + HA Integration</text:h>
      <text:p>• Add each camera to Frigate configuration</text:p>
      <text:p>• Define motion and object detection zones</text:p>
      <text:p>• Test face and vehicle detection using Coral TPU</text:p>
      <text:p>• Integrate event snapshots into HA dashboard</text:p>
      <text:p>• Enable automations (e.g., light triggers, voice alerts)</text:p>
      <text:h text:outline-level="2">Security Hardening</text:h>
      <text:p>• Change all default camera passwords</text:p>
      <text:p>• Enable HTTPS where supported</text:p>
      <text:p>• Isolate camera VLAN if applicable</text:p>
      <text:p>• Restrict Synology access to admin users only</text:p>
      <text:p>• Enable 2FA on Synology and HA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